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ode_20_Snipet">
      <style:paragraph-properties fo:margin-left="0cm" fo:margin-right="0cm" fo:text-indent="0cm" style:auto-text-indent="false"/>
    </style:style>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9" style:family="paragraph" style:parent-style-name="Document_20_Title" style:master-page-name="First_20_Page">
      <style:paragraph-properties style:page-number="auto"/>
      <style:text-properties fo:font-size="10pt" fo:font-style="italic" style:font-size-asian="10pt" style:font-style-asian="italic"/>
    </style:style>
    <style:style style:name="P20"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7 Manifest Annotations</text:user-defined></text:p>
      <text:p text:style-name="Document_20_Title"><text:span text:style-name="T1">Final<text:line-break/><text:line-break/></text:span><text:span text:style-name="T1"><text:page-count style:num-format="1">7</text:page-count></text:span><text:span text:style-name="T1"> Pages</text:span></text:p>
      <text:p text:style-name="P8">Abstract</text:p>
      <text:p text:style-name="P9">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7">0.1 Table of Contents<text:tab/>2</text:p>
          <text:p text:style-name="P17">0.2 Terminology and Document Conventions<text:tab/>2</text:p>
          <text:p text:style-name="P17">0.3 Revision History<text:tab/>2</text:p>
          <text:p text:style-name="P16">1 Introduction<text:tab/>3</text:p>
          <text:p text:style-name="P16">2 Application Domain<text:tab/>3</text:p>
          <text:p text:style-name="P18">2.1.1 bnd<text:tab/>3</text:p>
          <text:p text:style-name="P17">2.2 Terminology + Abbreviations <text:tab/>5</text:p>
          <text:p text:style-name="P16">3 Problem Description<text:tab/>5</text:p>
          <text:p text:style-name="P16">4 Use Cases<text:tab/>5</text:p>
          <text:p text:style-name="P18">4.1.1 Requiring an Extender<text:tab/>5</text:p>
          <text:p text:style-name="P18">4.1.2 Governance<text:tab/>6</text:p>
          <text:p text:style-name="P16">5 Requirements<text:tab/>6</text:p>
          <text:p text:style-name="P18">5.1.1 General<text:tab/>6</text:p>
          <text:p text:style-name="P16">6 Document Support<text:tab/>7</text:p>
          <text:p text:style-name="P17">6.1 References<text:tab/>7</text:p>
          <text:p text:style-name="P17">6.2 Author’s Address<text:tab/>7</text:p>
          <text:p text:style-name="P17">6.3 End of Document<text:tab/>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7">
            <text:p text:style-name="P3">27/11/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2<text:span text:style-name="T5">nd</text:span></text:p>
          </table:table-cell>
          <table:table-cell table:style-name="Table1.A3" office:value-type="string">
            <text:p text:style-name="P3">2015 May 28</text:p>
          </table:table-cell>
          <table:table-cell table:style-name="Table1.C3" office:value-type="string">
            <text:p text:style-name="P3">Comments from CPEG meeting 2015 May 4.</text:p>
          </table:table-cell>
        </table:table-row>
        <table:table-row table:style-name="Table1.2">
          <table:table-cell table:style-name="Table1.A3" office:value-type="string">
            <text:p text:style-name="P2">3<text:span text:style-name="T5">rd</text:span></text:p>
          </table:table-cell>
          <table:table-cell table:style-name="Table1.A3" office:value-type="string">
            <text:p text:style-name="P3">2015 Jun 26</text:p>
          </table:table-cell>
          <table:table-cell table:style-name="Table1.C3" office:value-type="string">
            <text:p text:style-name="P3">Add package export annotation.</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h text:style-name="Heading_20_3" text:outline-level="3">bnd</text:h>
      <text:p text:style-name="Body">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Body"><text:soft-page-break/>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4">manifest annotations</text:span><text:span text:style-name="T3">, annotations whose sole purpose is to generate the manifest headers.</text:span></text:p>
      <text:p text:style-name="Body">Since the manifest headers for requirements and capabilities are error prone to use, the OSGi enRoute project added <text:span text:style-name="T3">manifest annotations</text:span> for the Require-Capability and Provide-Capability headers to bnd:</text:p>
      <text:list xml:id="list4198914517207856979" text:style-name="L1">
        <text:list-item>
          <text:p text:style-name="P13"><text:span text:style-name="Example">@RequireCapability(ns,effective,filter,resolution)</text:span></text:p>
        </text:list-item>
        <text:list-item>
          <text:p text:style-name="P13"><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4">customized annotation</text:span>. Nothing happens until the annotated annotation is used. When this annotation is applied somewhere, bnd will automatically add the requirement or capability to the manifest.</text:p>
      <text:p text:style-name="Body">For example:</text:p>
      <text:p text:style-name="Code_20_Snipet">@RequireCapability(</text:p>
      <text:p text:style-name="Code_20_Snipet"><text:s text:c="2"/>ns <text:s text:c="7"/>= “osgi.extender”, </text:p>
      <text:p text:style-name="Code_20_Snipet"><text:s text:c="2"/>filter <text:s text:c="3"/>= "(&amp;(osgi.extender=osgi.enroute.configurer)${frange;1.2.3})",</text:p>
      <text:p text:style-name="Code_20_Snipet"><text:s text:c="2"/>effective = "active")</text:p>
      <text:p text:style-name="Code_20_Snipet"><text:tab/>@Retention(RetentionPolicy.CLASS)</text:p>
      <text:p text:style-name="Code_20_Snipet">public @interface RequireConfigurer {}</text:p>
      <text:p text:style-name="Body">By itself the previous snippet is only a declaration, no actual requirement is added to the manifest. However, if the <text:s/><text:span text:style-name="Example">@RequireConfigurer</text:span> annotation is used to annotate a type that is included in the bundle then the requirement is actually added to the manifest.</text:p>
      <text:p text:style-name="Body">Implementing these annotations made it clear there were more headers in the manifest that could benefit from annotations. Therefore manifest annotations were added for the following headers:</text:p>
      <text:list xml:id="list5296845393581273427" text:style-name="L2">
        <text:list-item>
          <text:p text:style-name="P14"><text:span text:style-name="Example">@BundleLicense(name,description,link)</text:span></text:p>
        </text:list-item>
        <text:list-item>
          <text:p text:style-name="P14"><text:span text:style-name="Example">@BundleCopyright(value)</text:span></text:p>
        </text:list-item>
        <text:list-item>
          <text:p text:style-name="P14"><text:span text:style-name="Example">@BundleCategory (Category[] value, String[] custom)</text:span></text:p>
        </text:list-item>
        <text:list-item>
          <text:p text:style-name="P14"><text:span text:style-name="Example">@BundleContributors(value (email), name, roles, organization, organizationUrl, timezone)</text:span></text:p>
        </text:list-item>
        <text:list-item>
          <text:p text:style-name="P14"><text:span text:style-name="Example">@BundleDevelopers(value (email), name, roles, organization, organizationUrl, timezone)</text:span></text:p>
        </text:list-item>
        <text:list-item>
          <text:p text:style-name="P14"><text:span text:style-name="Example">@BundleDocUrl(value (url))</text:span></text:p>
        </text:list-item>
      </text:list>
      <text:p text:style-name="Body">Since there are a limited number of popular open source licenses, enRoute also added annotations for each of those with a proper Bundle-License header applied to it.</text:p>
      <text:p text:style-name="Body">The annotations generate proper headers with any duplicates removed. All text fields of the annotations are also run through the macro preprocessor. One of the macros that was added specifically for this purpose was the <text:span text:style-name="Example">$</text:span><text:soft-page-break/><text:span text:style-name="Example">{frange;&lt;version&gt;}</text:span>, this macro created a version range in OSGi filter syntax. However, all bnd macros were available which then also provides access to the local package-info.</text:p>
      <text:h text:style-name="Heading_20_2" text:outline-level="2">Terminology + Abbreviations </text:h>
      <text:h text:style-name="Heading_20_1"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 Also headers like Bundle-License are non trivial, especially if multiple licenses need to be entered. It is often hard to get the names right, especially if headers are not used very often.</text:p>
      <text:p text:style-name="Body">This RFP therefore seeks a solution to simplify the manifest header generation for the common OSGi headers. </text:p>
      <text:h text:style-name="Heading_20_1" text:outline-level="1">Use Cases</text:h>
      <text:h text:style-name="Heading_20_3" text:outline-level="3">Requiring an Extender</text:h>
      <text:p text:style-name="Body">A DS component to create an alarm if the network interfaces change is build by Al Bundle. Al uses the R7 version of the DS extender. In R7, the enRoute/bnd annotations were used to annotate the Component annotation. </text:p>
      <text:p text:style-name="Code_20_Snipet">@RequireCapability(</text:p>
      <text:p text:style-name="Code_20_Snipet"><text:s text:c="2"/>ns <text:s text:c="7"/>= "osgi.extender", </text:p>
      <text:p text:style-name="Code_20_Snipet"><text:s text:c="2"/>filter <text:s text:c="3"/>= "(&amp;(osgi.extender=osgi.component)</text:p>
      <text:p text:style-name="Code_20_Snipet"><text:s text:c="19"/>(version:Version&gt;=1.3)(!(version:Version&gt;=2.0)))"</text:p>
      <text:p text:style-name="Code_20_Snipet">)</text:p>
      <text:p text:style-name="Code_20_Snipet">@Retention(RetentionPolicy.CLASS)</text:p>
      <text:p text:style-name="Code_20_Snipet">@Target(ElementType.TYPE)</text:p>
      <text:p text:style-name="Code_20_Snipet">public @interface Component { … }</text:p>
      <text:p text:style-name="Body">Since the Component annotation now creates the proper requirement, al Al has to do is annotate his component.</text:p>
      <text:p text:style-name="Code_20_Snipet"><text:soft-page-break/>@Component</text:p>
      <text:p text:style-name="Code_20_Snipet">public class Peggy { … }</text:p>
      <text:p text:style-name="P10"/>
      <text:p text:style-name="Body">Using maven with the latest bundle plugin, Al generates his bundle. When looking in the manifest he sees:</text:p>
      <text:p text:style-name="Code_20_Snipet">Require-Capability: <text:s text:c="2"/></text:p>
      <text:p text:style-name="Code_20_Snipet"><text:s text:c="5"/>osgi.extender;osgi.extender=osgi.component;filter:='(&amp;(...))',</text:p>
      <text:p text:style-name="Code_20_Snipet"><text:s text:c="5"/>…</text:p>
      <text:h text:style-name="Heading_20_3" text:outline-level="3">Governance</text:h>
      <text:p text:style-name="Body">Al Bundle works in Apache. It is common in Apache to provide the Bundle-License header in each bundle. Al therefore always adds the @ASL_2_0 to its packages:</text:p>
      <text:p text:style-name="Code_20_Snipet">@ASL_2_0</text:p>
      <text:p text:style-name="Code_20_Snipet">@Component</text:p>
      <text:p text:style-name="Code_20_Snipet">public class Peggy { … }</text:p>
      <text:p text:style-name="Code_20_Snipet"/>
      <text:p text:style-name="Body">This now automatically generates the Bundle-License header.</text:p>
      <text:h text:style-name="Heading_20_1" text:outline-level="1">Requirements</text:h>
      <text:h text:style-name="Heading_20_3" text:outline-level="3">General</text:h>
      <text:list xml:id="list7191657977953936795" text:style-name="L3">
        <text:list-item>
          <text:p text:style-name="P15">G0010 – It must be possible to provide the content of manifest headers through manifest annotations.</text:p>
        </text:list-item>
        <text:list-item>
          <text:p text:style-name="P15">G0020 – The following headers must be supported by dedicated annotations:</text:p>
          <text:list>
            <text:list-item>
              <text:p text:style-name="P15"><text:span text:style-name="Example">Provide-Capability</text:span></text:p>
            </text:list-item>
            <text:list-item>
              <text:p text:style-name="P15"><text:span text:style-name="Example">Require-Capability</text:span></text:p>
            </text:list-item>
          </text:list>
        </text:list-item>
        <text:list-item>
          <text:p text:style-name="P15">G0030 – It must be possible to enter a clause for a specific header through an annotation</text:p>
        </text:list-item>
        <text:list-item>
          <text:p text:style-name="P15">G0040 – It must be possible to create customized annotations for specific requirements. This can be done via a meta-annotation which can be used to define other custom annotations.</text:p>
        </text:list-item>
        <text:list-item>
          <text:p text:style-name="P15">G0060 – Generated headers must be valid OSGi or generate an error</text:p>
        </text:list-item>
        <text:list-item>
          <text:p text:style-name="P15">G0070 – The annotations must use enums and other Java constructs to enable type safety and IDE support</text:p>
        </text:list-item>
        <text:list-item>
          <text:p text:style-name="P15">G0080 – Duplicate clauses must be removed in the manifest</text:p>
        </text:list-item>
        <text:list-item>
          <text:p text:style-name="P15"><text:soft-page-break/>G0090 – It must be possible to refer to a package name, package version, context information, class name, bundle version and bundle symbolic name in the manifest annotations. This must be done <text:span text:style-name="T6">by computing the desired information from a class constant per G0070.</text:span></text:p>
        </text:list-item>
        <text:list-item>
          <text:p text:style-name="P15">G0100 – The solution must simplify the writing of a version import filter <text:s/>in a requirement.</text:p>
        </text:list-item>
        <text:list-item>
          <text:p text:style-name="P15">G0110 – DS and Metatype annotations must be retrofitted to use the meta-annotation from G0040.</text:p>
        </text:list-item>
        <text:list-item>
          <text:p text:style-name="P15">G0120 – The solution must include a package annotation for marking a package to be exported. The annotation must support specifying directives (e.g. mandatory, include, exclude) and attributes. The package version must come from the existing Version annotation.</text:p>
        </text:list-item>
      </text:list>
      <text:h text:style-name="Heading_20_1" text:outline-level="1">Document Support</text:h>
      <text:h text:style-name="Heading_20_2" text:outline-level="2">References</text:h>
      <text:list xml:id="list28763441149113618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0">Software Requirements &amp; Specifications. Michael Jackson. ISBN 0-201-87712-0</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328612BC.png" xlink:type="simple" xlink:show="embed" xlink:actuate="onLoad"/></draw:frame><text:tab/><text:user-defined style:data-style-name="N0" text:name="RFP Title">RFP-167 Manifest Annotations</text:user-defined><text:tab/>Page <text:page-number text:select-page="current">7</text:page-number> of <text:page-count style:num-format="1">7</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25</meta:editing-cycles>
    <meta:editing-duration>PT10H37M51S</meta:editing-duration>
    <meta:initial-creator>Peter Kriens</meta:initial-creator>
    <dc:date>2015-10-14T17:30:42</dc:date>
    <dc:creator>David Bosschaert</dc:creator>
    <meta:document-statistic meta:table-count="2" meta:image-count="2" meta:object-count="0" meta:page-count="7" meta:paragraph-count="137" meta:word-count="1522" meta:character-count="9874"/>
    <meta:user-defined meta:name="Company">OSGi Alliance</meta:user-defined>
    <meta:user-defined meta:name="Info 3"/>
    <meta:user-defined meta:name="Info 4"/>
    <meta:user-defined meta:name="RFP Title">RFP-167 Manifest Annotations</meta:user-defined>
  </office:meta>
</office:document-meta>
</file>